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55cm" fo:min-width="6.4cm"/>
    </style:style>
    <style:style style:name="gr2" style:family="graphic" style:parent-style-name="standard">
      <style:graphic-properties draw:textarea-horizontal-align="justify" draw:textarea-vertical-align="middle" draw:auto-grow-height="false" fo:min-height="1.95cm" fo:min-width="6.8cm"/>
    </style:style>
    <style:style style:name="gr3" style:family="graphic" style:parent-style-name="standard">
      <style:graphic-properties draw:textarea-horizontal-align="justify" draw:textarea-vertical-align="middle" draw:auto-grow-height="false" fo:min-height="1.15cm" fo:min-width="4.4cm"/>
    </style:style>
    <style:style style:name="gr4" style:family="graphic" style:parent-style-name="standard">
      <style:graphic-properties draw:textarea-horizontal-align="justify" draw:textarea-vertical-align="middle" draw:auto-grow-height="false" fo:min-height="1.15cm" fo:min-width="3.8cm"/>
    </style:style>
    <style:style style:name="gr5" style:family="graphic" style:parent-style-name="standard">
      <style:graphic-properties draw:textarea-horizontal-align="justify" draw:textarea-vertical-align="middle" draw:auto-grow-height="false" fo:min-height="1.35cm" fo:min-width="7.4cm"/>
    </style:style>
    <style:style style:name="gr6" style:family="graphic" style:parent-style-name="standard">
      <style:graphic-properties draw:textarea-horizontal-align="justify" draw:textarea-vertical-align="middle" draw:auto-grow-height="false" fo:min-height="1.05cm" fo:min-width="7.5cm"/>
    </style:style>
    <style:style style:name="gr7" style:family="graphic" style:parent-style-name="standard">
      <style:graphic-properties draw:textarea-horizontal-align="justify" draw:textarea-vertical-align="middle" draw:auto-grow-height="false" fo:min-height="1.35cm" fo:min-width="3.2cm"/>
    </style:style>
    <style:style style:name="gr8" style:family="graphic" style:parent-style-name="standard">
      <style:graphic-properties draw:textarea-horizontal-align="justify" draw:textarea-vertical-align="middle" draw:auto-grow-height="false" fo:min-height="1.15cm" fo:min-width="2.9cm"/>
    </style:style>
    <style:style style:name="gr9" style:family="graphic" style:parent-style-name="standard">
      <style:graphic-properties draw:textarea-horizontal-align="justify" draw:textarea-vertical-align="middle" draw:auto-grow-height="false" fo:min-height="1.05cm" fo:min-width="2.9cm"/>
    </style:style>
    <style:style style:name="gr10" style:family="graphic" style:parent-style-name="standard">
      <style:graphic-properties draw:textarea-horizontal-align="justify" draw:textarea-vertical-align="middle" draw:auto-grow-height="false" fo:min-height="1.35cm" fo:min-width="5.6cm"/>
    </style:style>
    <style:style style:name="gr11" style:family="graphic" style:parent-style-name="standard">
      <style:graphic-properties draw:textarea-horizontal-align="justify" draw:textarea-vertical-align="middle" draw:auto-grow-height="false" fo:min-height="1.45cm" fo:min-width="5.4cm"/>
    </style:style>
    <style:style style:name="gr12" style:family="graphic" style:parent-style-name="standard">
      <style:graphic-properties draw:textarea-horizontal-align="justify" draw:textarea-vertical-align="middle" draw:auto-grow-height="false" fo:min-height="1.45cm" fo:min-width="3.5cm"/>
    </style:style>
    <style:style style:name="gr13" style:family="graphic" style:parent-style-name="standard">
      <style:graphic-properties draw:textarea-vertical-align="middle"/>
    </style:style>
    <style:style style:name="gr14" style:family="graphic" style:parent-style-name="standard">
      <style:graphic-properties draw:textarea-horizontal-align="justify" draw:textarea-vertical-align="middle" draw:auto-grow-height="false" fo:min-height="1.35cm" fo:min-width="3.1cm"/>
    </style:style>
    <style:style style:name="gr15" style:family="graphic" style:parent-style-name="standard">
      <style:graphic-properties draw:textarea-horizontal-align="justify" draw:textarea-vertical-align="middle" draw:auto-grow-height="false" fo:min-height="1.45cm" fo:min-width="5.5cm"/>
    </style:style>
    <style:style style:name="gr16" style:family="graphic" style:parent-style-name="standard">
      <style:graphic-properties draw:textarea-horizontal-align="justify" draw:textarea-vertical-align="middle" draw:auto-grow-height="false" fo:min-height="1.35cm" fo:min-width="4.8cm"/>
    </style:style>
    <style:style style:name="gr17" style:family="graphic" style:parent-style-name="standard">
      <style:graphic-properties draw:textarea-horizontal-align="justify" draw:textarea-vertical-align="middle" draw:auto-grow-height="false" fo:min-height="1.45cm" fo:min-width="4.9cm"/>
    </style:style>
    <style:style style:name="gr18" style:family="graphic" style:parent-style-name="standard">
      <style:graphic-properties draw:textarea-horizontal-align="justify" draw:textarea-vertical-align="middle" draw:auto-grow-height="false" fo:min-height="2.15cm" fo:min-width="4.838cm"/>
    </style:style>
    <style:style style:name="gr19" style:family="graphic" style:parent-style-name="standard">
      <style:graphic-properties draw:textarea-horizontal-align="justify" draw:textarea-vertical-align="middle" draw:auto-grow-height="false" fo:min-height="5.45cm" fo:min-width="17.5cm"/>
    </style:style>
    <style:style style:name="gr20" style:family="graphic" style:parent-style-name="standard">
      <style:graphic-properties draw:textarea-horizontal-align="justify" draw:textarea-vertical-align="middle" draw:auto-grow-height="false" fo:min-height="1.95cm" fo:min-width="5.4cm"/>
    </style:style>
    <style:style style:name="gr21" style:family="graphic" style:parent-style-name="standard">
      <style:graphic-properties draw:textarea-horizontal-align="justify" draw:textarea-vertical-align="middle" draw:auto-grow-height="false" fo:min-height="1.85cm" fo:min-width="5.3cm"/>
    </style:style>
    <style:style style:name="gr22" style:family="graphic" style:parent-style-name="standard">
      <style:graphic-properties draw:textarea-horizontal-align="justify" draw:textarea-vertical-align="middle" draw:auto-grow-height="false" fo:min-height="1.95cm" fo:min-width="4.5cm"/>
    </style:style>
    <style:style style:name="gr23" style:family="graphic" style:parent-style-name="standard">
      <style:graphic-properties draw:textarea-horizontal-align="justify" draw:textarea-vertical-align="middle" draw:auto-grow-height="false" fo:min-height="1.25cm" fo:min-width="3.4cm"/>
    </style:style>
    <style:style style:name="gr24" style:family="graphic" style:parent-style-name="standard">
      <style:graphic-properties draw:textarea-horizontal-align="justify" draw:textarea-vertical-align="middle" draw:auto-grow-height="false" fo:min-height="1.15cm" fo:min-width="3.6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/>
    </style:style>
    <style:style style:name="P3" style:family="paragraph">
      <style:paragraph-properties fo:text-align="star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12" draw:id="id12" draw:layer="layout" svg:width="6.9cm" svg:height="1.8cm" svg:x="18cm" svg:y="1.4cm">
          <text:p text:style-name="P1">pen-testing</text:p>
          <draw:enhanced-geometry svg:viewBox="0 0 21600 21600" draw:type="rectangle" draw:enhanced-path="M 0 0 L 21600 0 21600 21600 0 21600 0 0 Z N"/>
        </draw:custom-shape>
        <draw:custom-shape draw:style-name="gr2" draw:text-style-name="P1" xml:id="id8" draw:id="id8" draw:layer="layout" svg:width="7.3cm" svg:height="2.2cm" svg:x="2.8cm" svg:y="4.6cm">
          <text:p text:style-name="P1">Planung &amp;</text:p>
          <text:p text:style-name="P2">Koordination</text:p>
          <text:p text:style-name="P1">des Teams</text:p>
          <draw:enhanced-geometry svg:viewBox="0 0 21600 21600" draw:type="rectangle" draw:enhanced-path="M 0 0 L 21600 0 21600 21600 0 21600 0 0 Z N"/>
        </draw:custom-shape>
        <draw:custom-shape draw:style-name="gr3" draw:text-style-name="P1" xml:id="id13" draw:id="id13" draw:layer="layout" svg:width="4.9cm" svg:height="1.4cm" svg:x="11.4cm" svg:y="4.5cm">
          <text:p text:style-name="P1">Frontend</text:p>
          <draw:enhanced-geometry svg:viewBox="0 0 21600 21600" draw:type="rectangle" draw:enhanced-path="M 0 0 L 21600 0 21600 21600 0 21600 0 0 Z N"/>
        </draw:custom-shape>
        <draw:custom-shape draw:style-name="gr4" draw:text-style-name="P1" xml:id="id1" draw:id="id1" draw:layer="layout" svg:width="4.3cm" svg:height="1.4cm" svg:x="19.3cm" svg:y="4.6cm">
          <text:p text:style-name="P1">Backend</text:p>
          <draw:enhanced-geometry svg:viewBox="0 0 21600 21600" draw:type="rectangle" draw:enhanced-path="M 0 0 L 21600 0 21600 21600 0 21600 0 0 Z N"/>
        </draw:custom-shape>
        <draw:custom-shape draw:style-name="gr5" draw:text-style-name="P1" xml:id="id2" draw:id="id2" draw:layer="layout" svg:width="7.9cm" svg:height="1.6cm" svg:x="22.1cm" svg:y="8.6cm">
          <text:p text:style-name="P1">Database Connector</text:p>
          <text:p text:style-name="P1">(API zwischen Java und DB)</text:p>
          <draw:enhanced-geometry svg:viewBox="0 0 21600 21600" draw:type="rectangle" draw:enhanced-path="M 0 0 L 21600 0 21600 21600 0 21600 0 0 Z N"/>
        </draw:custom-shape>
        <draw:custom-shape draw:style-name="gr6" draw:text-style-name="P1" xml:id="id3" draw:id="id3" draw:layer="layout" svg:width="8cm" svg:height="1.3cm" svg:x="22.1cm" svg:y="10.3cm">
          <text:p text:style-name="P1">Bestandsverwaltung</text:p>
          <draw:enhanced-geometry svg:viewBox="0 0 21600 21600" draw:type="rectangle" draw:enhanced-path="M 0 0 L 21600 0 21600 21600 0 21600 0 0 Z N"/>
        </draw:custom-shape>
        <draw:custom-shape draw:style-name="gr7" draw:text-style-name="P1" xml:id="id4" draw:id="id4" draw:layer="layout" svg:width="3.7cm" svg:height="1.6cm" svg:x="26.8cm" svg:y="12.7cm">
          <text:p text:style-name="P1">Bestand</text:p>
          <text:p text:style-name="P1">durchsuchen</text:p>
          <draw:enhanced-geometry svg:viewBox="0 0 21600 21600" draw:type="rectangle" draw:enhanced-path="M 0 0 L 21600 0 21600 21600 0 21600 0 0 Z N"/>
        </draw:custom-shape>
        <draw:custom-shape draw:style-name="gr8" draw:text-style-name="P1" xml:id="id5" draw:id="id5" draw:layer="layout" svg:width="3.4cm" svg:height="1.4cm" svg:x="26.9cm" svg:y="15.1cm">
          <text:p text:style-name="P1">Einlagern</text:p>
          <draw:enhanced-geometry svg:viewBox="0 0 21600 21600" draw:type="rectangle" draw:enhanced-path="M 0 0 L 21600 0 21600 21600 0 21600 0 0 Z N"/>
        </draw:custom-shape>
        <draw:custom-shape draw:style-name="gr9" draw:text-style-name="P1" xml:id="id6" draw:id="id6" draw:layer="layout" svg:width="3.4cm" svg:height="1.3cm" svg:x="26.9cm" svg:y="17.2cm">
          <text:p text:style-name="P1">Aus Lager</text:p>
          <text:p text:style-name="P1">entfernen</text:p>
          <draw:enhanced-geometry svg:viewBox="0 0 21600 21600" draw:type="rectangle" draw:enhanced-path="M 0 0 L 21600 0 21600 21600 0 21600 0 0 Z N"/>
        </draw:custom-shape>
        <draw:custom-shape draw:style-name="gr10" draw:text-style-name="P1" xml:id="id7" draw:id="id7" draw:layer="layout" svg:width="6.1cm" svg:height="1.6cm" svg:x="3.1cm" svg:y="7.3cm">
          <text:p text:style-name="P1">Datastructure</text:p>
          <text:p text:style-name="P1">Specification (ER-M.)</text:p>
          <draw:enhanced-geometry svg:viewBox="0 0 21600 21600" draw:type="rectangle" draw:enhanced-path="M 0 0 L 21600 0 21600 21600 0 21600 0 0 Z N"/>
        </draw:custom-shape>
        <draw:custom-shape draw:style-name="gr11" draw:text-style-name="P1" xml:id="id9" draw:id="id9" draw:layer="layout" svg:width="5.9cm" svg:height="1.7cm" svg:x="3.2cm" svg:y="10cm">
          <text:p text:style-name="P1">Java-Interface</text:p>
          <text:p text:style-name="P1">Planung (UML-KD)</text:p>
          <draw:enhanced-geometry svg:viewBox="0 0 21600 21600" draw:type="rectangle" draw:enhanced-path="M 0 0 L 21600 0 21600 21600 0 21600 0 0 Z N"/>
        </draw:custom-shape>
        <draw:custom-shape draw:style-name="gr12" draw:text-style-name="P1" xml:id="id10" draw:id="id10" draw:layer="layout" svg:width="4cm" svg:height="1.7cm" svg:x="3.2cm" svg:y="12.6cm">
          <text:p text:style-name="P1">Skizzen des</text:p>
          <text:p text:style-name="P1">Frontends</text:p>
          <draw:enhanced-geometry svg:viewBox="0 0 21600 21600" draw:type="rectangle" draw:enhanced-path="M 0 0 L 21600 0 21600 21600 0 21600 0 0 Z N"/>
        </draw:custom-shape>
        <draw:connector draw:style-name="gr13" draw:text-style-name="P1" draw:layer="layout" svg:x1="21.45cm" svg:y1="6cm" svg:x2="22.1cm" svg:y2="9.4cm" draw:start-shape="id1" draw:end-shape="id2" draw:end-glue-point="3" svg:d="M21450 6000v3400h650" svg:viewBox="0 0 651 3401">
          <text:p/>
        </draw:connector>
        <draw:connector draw:style-name="gr13" draw:text-style-name="P1" draw:layer="layout" svg:x1="21.45cm" svg:y1="6cm" svg:x2="22.1cm" svg:y2="10.95cm" draw:start-shape="id1" draw:end-shape="id3" draw:end-glue-point="3" svg:d="M21450 6000v4950h650" svg:viewBox="0 0 651 4951">
          <text:p/>
        </draw:connector>
        <draw:connector draw:style-name="gr13" draw:text-style-name="P1" draw:layer="layout" svg:x1="26.8cm" svg:y1="13.5cm" svg:x2="26.1cm" svg:y2="11.6cm" draw:start-shape="id4" draw:start-glue-point="3" draw:end-shape="id3" draw:end-glue-point="2" svg:d="M26800 13500h-700v-1900" svg:viewBox="0 0 701 1901">
          <text:p/>
        </draw:connector>
        <draw:connector draw:style-name="gr13" draw:text-style-name="P1" draw:layer="layout" svg:x1="26.9cm" svg:y1="15.8cm" svg:x2="26.1cm" svg:y2="11.6cm" draw:start-shape="id5" draw:start-glue-point="3" draw:end-shape="id3" draw:end-glue-point="2" svg:d="M26900 15800h-800v-4200" svg:viewBox="0 0 801 4201">
          <text:p/>
        </draw:connector>
        <draw:connector draw:style-name="gr13" draw:text-style-name="P1" draw:layer="layout" svg:x1="26.9cm" svg:y1="17.85cm" svg:x2="26.1cm" svg:y2="11.6cm" draw:start-shape="id6" draw:start-glue-point="3" draw:end-shape="id3" draw:end-glue-point="2" svg:d="M26900 17850h-800v-6250" svg:viewBox="0 0 801 6251">
          <text:p/>
        </draw:connector>
        <draw:connector draw:style-name="gr13" draw:text-style-name="P1" draw:layer="layout" svg:x1="3.1cm" svg:y1="8.1cm" svg:x2="2.8cm" svg:y2="5.7cm" draw:start-shape="id7" draw:start-glue-point="3" draw:end-shape="id8" svg:d="M3100 8100h-801v-2400h501" svg:viewBox="0 0 802 2401">
          <text:p/>
        </draw:connector>
        <draw:connector draw:style-name="gr13" draw:text-style-name="P1" draw:layer="layout" svg:x1="3.2cm" svg:y1="10.85cm" svg:x2="2.8cm" svg:y2="5.7cm" draw:start-shape="id9" draw:start-glue-point="3" draw:end-shape="id8" svg:d="M3200 10850h-901v-5150h501" svg:viewBox="0 0 902 5151">
          <text:p/>
        </draw:connector>
        <draw:connector draw:style-name="gr13" draw:text-style-name="P1" draw:layer="layout" svg:x1="3.2cm" svg:y1="13.45cm" svg:x2="2.8cm" svg:y2="5.7cm" draw:start-shape="id10" draw:start-glue-point="3" draw:end-shape="id8" draw:end-glue-point="3" svg:d="M3200 13450h-901v-7750h501" svg:viewBox="0 0 902 7751">
          <text:p/>
        </draw:connector>
        <draw:custom-shape draw:style-name="gr14" draw:text-style-name="P1" xml:id="id11" draw:id="id11" draw:layer="layout" svg:width="3.6cm" svg:height="1.6cm" svg:x="22.1cm" svg:y="6.5cm">
          <text:p text:style-name="P1">Datenbank</text:p>
          <draw:enhanced-geometry svg:viewBox="0 0 21600 21600" draw:type="rectangle" draw:enhanced-path="M 0 0 L 21600 0 21600 21600 0 21600 0 0 Z N"/>
        </draw:custom-shape>
        <draw:connector draw:style-name="gr13" draw:text-style-name="P1" draw:layer="layout" svg:x1="22.1cm" svg:y1="7.3cm" svg:x2="21.45cm" svg:y2="6cm" draw:start-shape="id11" draw:start-glue-point="3" draw:end-shape="id1" svg:d="M22100 7300h-650v-1300" svg:viewBox="0 0 651 1301">
          <text:p/>
        </draw:connector>
        <draw:connector draw:style-name="gr13" draw:text-style-name="P1" draw:layer="layout" draw:line-skew="-0.05cm" svg:x1="21.45cm" svg:y1="3.2cm" svg:x2="6.45cm" svg:y2="4.6cm" draw:start-shape="id12" draw:end-shape="id8" draw:end-glue-point="0" svg:d="M21450 3200v650h-15000v750" svg:viewBox="0 0 15001 1401">
          <text:p/>
        </draw:connector>
        <draw:connector draw:style-name="gr13" draw:text-style-name="P1" draw:layer="layout" svg:x1="21.45cm" svg:y1="3.2cm" svg:x2="13.85cm" svg:y2="4.5cm" draw:start-shape="id12" draw:end-shape="id13" draw:end-glue-point="0" svg:d="M21450 3200v650h-7600v650" svg:viewBox="0 0 7601 1301">
          <text:p/>
        </draw:connector>
        <draw:connector draw:style-name="gr13" draw:text-style-name="P1" draw:layer="layout" svg:x1="21.45cm" svg:y1="3.2cm" svg:x2="21.45cm" svg:y2="4.6cm" draw:start-shape="id12" draw:start-glue-point="2" draw:end-shape="id1" draw:end-glue-point="0" svg:d="M21450 3200v1400" svg:viewBox="0 0 1 1401">
          <text:p/>
        </draw:connector>
        <draw:custom-shape draw:style-name="gr15" draw:text-style-name="P1" xml:id="id14" draw:id="id14" draw:layer="layout" svg:width="6cm" svg:height="1.7cm" svg:x="14.5cm" svg:y="10cm">
          <text:p text:style-name="P2">Start App</text:p>
          <text:p text:style-name="P1">für Server (?)</text:p>
          <draw:enhanced-geometry svg:viewBox="0 0 21600 21600" draw:type="rectangle" draw:enhanced-path="M 0 0 L 21600 0 21600 21600 0 21600 0 0 Z N"/>
        </draw:custom-shape>
        <draw:connector draw:style-name="gr13" draw:text-style-name="P1" draw:layer="layout" svg:x1="13.85cm" svg:y1="5.9cm" svg:x2="14.5cm" svg:y2="10.85cm" draw:start-shape="id13" draw:start-glue-point="2" draw:end-shape="id14" draw:end-glue-point="3" svg:d="M13850 5900v4950h650" svg:viewBox="0 0 651 4951">
          <text:p/>
        </draw:connector>
        <draw:custom-shape draw:style-name="gr16" draw:text-style-name="P1" xml:id="id15" draw:id="id15" draw:layer="layout" svg:width="5.3cm" svg:height="1.6cm" svg:x="27.3cm" svg:y="4.3cm">
          <text:p text:style-name="P1">Kommunikation</text:p>
          <text:p text:style-name="P1">mit Kunden</text:p>
          <draw:enhanced-geometry svg:viewBox="0 0 21600 21600" draw:type="rectangle" draw:enhanced-path="M 0 0 L 21600 0 21600 21600 0 21600 0 0 Z N"/>
        </draw:custom-shape>
        <draw:custom-shape draw:style-name="gr17" draw:text-style-name="P1" xml:id="id16" draw:id="id16" draw:layer="layout" svg:width="5.4cm" svg:height="1.7cm" svg:x="35cm" svg:y="4.2cm">
          <text:p text:style-name="P1">Koordination</text:p>
          <text:p text:style-name="P1">des Teams</text:p>
          <draw:enhanced-geometry svg:viewBox="0 0 21600 21600" draw:type="rectangle" draw:enhanced-path="M 0 0 L 21600 0 21600 21600 0 21600 0 0 Z N"/>
        </draw:custom-shape>
        <draw:connector draw:style-name="gr13" draw:text-style-name="P1" draw:layer="layout" svg:x1="21.45cm" svg:y1="3.2cm" svg:x2="29.95cm" svg:y2="4.3cm" draw:start-shape="id12" draw:start-glue-point="2" draw:end-shape="id15" draw:end-glue-point="0" svg:d="M21450 3200v550h8500v550" svg:viewBox="0 0 8501 1101">
          <text:p/>
        </draw:connector>
        <draw:connector draw:style-name="gr13" draw:text-style-name="P1" draw:layer="layout" svg:x1="21.45cm" svg:y1="3.2cm" svg:x2="37.7cm" svg:y2="4.2cm" draw:start-shape="id12" draw:start-glue-point="2" draw:end-shape="id16" draw:end-glue-point="0" svg:d="M21450 3200v501h8500v-2h7750v501" svg:viewBox="0 0 16251 1001">
          <text:p/>
        </draw:connector>
        <draw:custom-shape draw:style-name="gr18" draw:text-style-name="P1" draw:layer="layout" svg:width="6.1cm" svg:height="4.8cm" svg:x="5cm" svg:y="23.6cm">
          <text:p text:style-name="P1">Daraus leitet</text:p>
          <text:p text:style-name="P1">sich ab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9" draw:text-style-name="P3" draw:layer="layout" svg:width="18cm" svg:height="5.7cm" svg:x="16.4cm" svg:y="22.4cm">
          <text:p text:style-name="P1">Aufgabenbereiche</text:p>
          <text:p text:style-name="P3">Frontend-Entwickler:<text:tab/><text:tab/>?<text:line-break/>Backend-DB-Entwickler:<text:tab/>?</text:p>
          <text:p text:style-name="P3">Backend-App-Entwickler:<text:tab/>?</text:p>
          <text:p text:style-name="P3">API-Designer:<text:tab/><text:tab/><text:tab/>?<text:line-break/>Produkt-Designer:<text:tab/><text:tab/>?</text:p>
          <draw:enhanced-geometry svg:viewBox="0 0 21600 21600" draw:type="rectangle" draw:enhanced-path="M 0 0 L 21600 0 21600 21600 0 21600 0 0 Z N"/>
        </draw:custom-shape>
        <draw:custom-shape draw:style-name="gr20" draw:text-style-name="P1" xml:id="id17" draw:id="id17" draw:layer="layout" svg:width="5.9cm" svg:height="2.2cm" svg:x="14.5cm" svg:y="13.3cm">
          <text:p text:style-name="P1">Bestandsübersicht</text:p>
          <draw:enhanced-geometry svg:viewBox="0 0 21600 21600" draw:type="rectangle" draw:enhanced-path="M 0 0 L 21600 0 21600 21600 0 21600 0 0 Z N"/>
        </draw:custom-shape>
        <draw:connector draw:style-name="gr13" draw:text-style-name="P1" draw:layer="layout" svg:x1="14.5cm" svg:y1="14.4cm" svg:x2="13.85cm" svg:y2="5.9cm" draw:start-shape="id17" draw:start-glue-point="3" draw:end-shape="id13" draw:end-glue-point="2" svg:d="M14500 14400h-650v-8500" svg:viewBox="0 0 651 8501">
          <text:p/>
        </draw:connector>
        <draw:custom-shape draw:style-name="gr21" draw:text-style-name="P1" xml:id="id18" draw:id="id18" draw:layer="layout" svg:width="5.8cm" svg:height="2.1cm" svg:x="14.6cm" svg:y="16.7cm">
          <text:p text:style-name="P1">Kategorieverwaltung</text:p>
          <draw:enhanced-geometry svg:viewBox="0 0 21600 21600" draw:type="rectangle" draw:enhanced-path="M 0 0 L 21600 0 21600 21600 0 21600 0 0 Z N"/>
        </draw:custom-shape>
        <draw:connector draw:style-name="gr13" draw:text-style-name="P1" draw:layer="layout" svg:x1="14.6cm" svg:y1="17.75cm" svg:x2="13.85cm" svg:y2="5.9cm" draw:start-shape="id18" draw:start-glue-point="3" draw:end-shape="id13" draw:end-glue-point="2" svg:d="M14600 17750h-750v-11850" svg:viewBox="0 0 751 11851">
          <text:p/>
        </draw:connector>
        <draw:custom-shape draw:style-name="gr22" draw:text-style-name="P1" xml:id="id19" draw:id="id19" draw:layer="layout" svg:width="5cm" svg:height="2.2cm" svg:x="35.2cm" svg:y="8.4cm">
          <text:p text:style-name="P1">Git</text:p>
          <text:p text:style-name="P1">Maintainer</text:p>
          <draw:enhanced-geometry svg:viewBox="0 0 21600 21600" draw:type="rectangle" draw:enhanced-path="M 0 0 L 21600 0 21600 21600 0 21600 0 0 Z N"/>
        </draw:custom-shape>
        <draw:connector draw:style-name="gr13" draw:text-style-name="P1" draw:layer="layout" svg:x1="37.7cm" svg:y1="5.9cm" svg:x2="37.7cm" svg:y2="8.4cm" draw:start-shape="id16" draw:start-glue-point="2" draw:end-shape="id19" draw:end-glue-point="0" svg:d="M37700 5900v2500" svg:viewBox="0 0 1 2501">
          <text:p/>
        </draw:connector>
        <draw:custom-shape draw:style-name="gr21" draw:text-style-name="P1" xml:id="id20" draw:id="id20" draw:layer="layout" svg:width="5.8cm" svg:height="2.1cm" svg:x="14.6cm" svg:y="19.3cm">
          <text:p text:style-name="P1">Regalübersicht</text:p>
          <draw:enhanced-geometry svg:viewBox="0 0 21600 21600" draw:type="rectangle" draw:enhanced-path="M 0 0 L 21600 0 21600 21600 0 21600 0 0 Z N"/>
        </draw:custom-shape>
        <draw:connector draw:style-name="gr13" draw:text-style-name="P1" draw:layer="layout" svg:x1="13.85cm" svg:y1="5.9cm" svg:x2="14.6cm" svg:y2="20.35cm" draw:start-shape="id13" draw:start-glue-point="2" draw:end-shape="id20" draw:end-glue-point="3" svg:d="M13850 5900v14450h750" svg:viewBox="0 0 751 14451">
          <text:p/>
        </draw:connector>
        <draw:custom-shape draw:style-name="gr21" draw:text-style-name="P1" xml:id="id21" draw:id="id21" draw:layer="layout" svg:width="5.8cm" svg:height="2.1cm" svg:x="22.5cm" svg:y="19.3cm">
          <text:p text:style-name="P1">Kategorieverwaltung</text:p>
          <draw:enhanced-geometry svg:viewBox="0 0 21600 21600" draw:type="rectangle" draw:enhanced-path="M 0 0 L 21600 0 21600 21600 0 21600 0 0 Z N"/>
        </draw:custom-shape>
        <draw:connector draw:style-name="gr13" draw:text-style-name="P1" draw:layer="layout" svg:x1="21.45cm" svg:y1="6cm" svg:x2="22.5cm" svg:y2="20.35cm" draw:start-shape="id1" draw:end-shape="id21" draw:end-glue-point="3" svg:d="M21450 6000v14350h1050" svg:viewBox="0 0 1051 14351">
          <text:p/>
        </draw:connector>
        <draw:custom-shape draw:style-name="gr23" draw:text-style-name="P1" xml:id="id22" draw:id="id22" draw:layer="layout" svg:width="3.9cm" svg:height="1.5cm" svg:x="32.9cm" svg:y="11.7cm">
          <text:p text:style-name="P1">Merge</text:p>
          <draw:enhanced-geometry svg:viewBox="0 0 21600 21600" draw:type="rectangle" draw:enhanced-path="M 0 0 L 21600 0 21600 21600 0 21600 0 0 Z N"/>
        </draw:custom-shape>
        <draw:custom-shape draw:style-name="gr24" draw:text-style-name="P1" xml:id="id23" draw:id="id23" draw:layer="layout" svg:width="4.1cm" svg:height="1.4cm" svg:x="32.8cm" svg:y="14cm">
          <text:p text:style-name="P1">Review</text:p>
          <draw:enhanced-geometry svg:viewBox="0 0 21600 21600" draw:type="rectangle" draw:enhanced-path="M 0 0 L 21600 0 21600 21600 0 21600 0 0 Z N"/>
        </draw:custom-shape>
        <draw:connector draw:style-name="gr13" draw:text-style-name="P1" draw:layer="layout" svg:x1="37.7cm" svg:y1="10.6cm" svg:x2="36.8cm" svg:y2="12.45cm" draw:start-shape="id19" draw:start-glue-point="2" draw:end-shape="id22" draw:end-glue-point="1" svg:d="M37700 10600v1850h-900" svg:viewBox="0 0 901 1851">
          <text:p/>
        </draw:connector>
        <draw:connector draw:style-name="gr13" draw:text-style-name="P1" draw:layer="layout" svg:x1="37.7cm" svg:y1="10.6cm" svg:x2="36.9cm" svg:y2="14.7cm" draw:start-shape="id19" draw:start-glue-point="2" draw:end-shape="id23" draw:end-glue-point="1" svg:d="M37700 10600v4100h-800" svg:viewBox="0 0 801 41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25T15:35:15.297000000</meta:creation-date>
    <dc:date>2019-10-26T02:17:21.549000000</dc:date>
    <meta:editing-duration>PT23M22S</meta:editing-duration>
    <meta:editing-cycles>9</meta:editing-cycles>
    <meta:generator>LibreOffice/6.2.7.1$Windows_X86_64 LibreOffice_project/23edc44b61b830b7d749943e020e96f5a7df63bf</meta:generator>
    <meta:document-statistic meta:object-count="47"/>
  </office:meta>
</office:document-meta>
</file>